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officeooo:paragraph-rsid="001e8894"/>
    </style:style>
    <style:style style:name="P12" style:family="paragraph" style:parent-style-name="Standard">
      <style:text-properties officeooo:rsid="001ffbf2" officeooo:paragraph-rsid="001ffbf2"/>
    </style:style>
    <style:style style:name="P13" style:family="paragraph" style:parent-style-name="Standard">
      <style:text-properties officeooo:paragraph-rsid="001ffbf2"/>
    </style:style>
    <style:style style:name="P14"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5" style:family="paragraph" style:parent-style-name="Standard">
      <style:text-properties officeooo:rsid="0021998d" officeooo:paragraph-rsid="0021998d"/>
    </style:style>
    <style:style style:name="P16" style:family="paragraph" style:parent-style-name="Standard">
      <style:text-properties officeooo:paragraph-rsid="0021998d"/>
    </style:style>
    <style:style style:name="P17" style:family="paragraph" style:parent-style-name="Standard">
      <style:text-properties style:font-name="Arial1" fo:font-size="10pt" fo:font-weight="bold" style:font-size-asian="10pt" style:font-weight-asian="bold" style:font-size-complex="10pt" style:font-weight-complex="bold"/>
    </style:style>
    <style:style style:name="P18" style:family="paragraph" style:parent-style-name="Standard">
      <style:text-properties officeooo:rsid="00231e8d" officeooo:paragraph-rsid="00231e8d"/>
    </style:style>
    <style:style style:name="P19" style:family="paragraph" style:parent-style-name="Standard">
      <style:text-properties officeooo:paragraph-rsid="00231e8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itle">
      <style:paragraph-properties fo:text-align="start" style:justify-single-word="false"/>
    </style:style>
    <style:style style:name="P28" style:family="paragraph" style:parent-style-name="Heading_20_3">
      <style:text-properties style:font-name="Consolas"/>
    </style:style>
    <style:style style:name="P29" style:family="paragraph" style:parent-style-name="Heading_20_3">
      <style:text-properties style:font-name="Consolas" fo:font-weight="bold" style:font-weight-asian="bold" style:font-weight-complex="bold"/>
    </style:style>
    <style:style style:name="P30" style:family="paragraph" style:parent-style-name="Heading_20_3">
      <style:text-properties style:font-name="Consolas" officeooo:paragraph-rsid="001e8894"/>
    </style:style>
    <style:style style:name="P31" style:family="paragraph" style:parent-style-name="Heading_20_3">
      <style:text-properties style:font-name="Consolas" officeooo:rsid="001f1fdd" officeooo:paragraph-rsid="001f1fdd"/>
    </style:style>
    <style:style style:name="P32" style:family="paragraph" style:parent-style-name="Heading_20_3">
      <style:text-properties style:font-name="Consolas" officeooo:rsid="001f1fdd" officeooo:paragraph-rsid="00231e8d"/>
    </style:style>
    <style:style style:name="P33" style:family="paragraph" style:parent-style-name="Heading_20_3">
      <style:text-properties style:font-name="Consolas" officeooo:rsid="0021998d" officeooo:paragraph-rsid="0021998d"/>
    </style:style>
    <style:style style:name="P34" style:family="paragraph" style:parent-style-name="Heading_20_3">
      <style:text-properties style:font-name="Consolas" officeooo:rsid="00231e8d" officeooo:paragraph-rsid="00231e8d"/>
    </style:style>
    <style:style style:name="P35" style:family="paragraph" style:parent-style-name="Contents_20_2">
      <style:paragraph-properties>
        <style:tab-stops>
          <style:tab-stop style:position="6.7283in" style:type="righ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tyle="normal" fo:font-weight="bold" style:font-style-asian="normal" style:font-weight-asian="bold" style:font-style-complex="normal" style:font-weight-complex="bold"/>
    </style:style>
    <style:style style:name="T9" style:family="text">
      <style:text-properties style:font-name="Consolas" fo:font-style="normal" fo:font-weight="bold" officeooo:rsid="001b950c" style:font-style-asian="normal" style:font-weight-asian="bold" style:font-style-complex="normal" style:font-weight-complex="bold"/>
    </style:style>
    <style:style style:name="T10" style:family="text">
      <style:text-properties style:font-name="Consolas" officeooo:rsid="001f1fd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b950c" style:font-style-asian="normal" style:font-style-complex="normal"/>
    </style:style>
    <style:style style:name="T14" style:family="text">
      <style:text-properties officeooo:rsid="001e8894"/>
    </style:style>
    <style:style style:name="T15" style:family="text">
      <style:text-properties officeooo:rsid="001f1fdd"/>
    </style:style>
    <style:style style:name="T16" style:family="text">
      <style:text-properties officeooo:rsid="001ffbf2"/>
    </style:style>
    <style:style style:name="T17" style:family="text">
      <style:text-properties officeooo:rsid="0021998d"/>
    </style:style>
    <style:style style:name="T18" style:family="text">
      <style:text-properties officeooo:rsid="00231e8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2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27">Erk Plugins</text:p>
            <text:p text:style-name="P26">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374_3955666727" text:style-name="Index_20_Link" text:visited-style-name="Index_20_Link">Installing Erk Plugins<text:tab/>1</text:a></text:p>
          <text:p text:style-name="P37"><text:a xlink:type="simple" xlink:href="#__RefHeading___Toc376_3955666727" text:style-name="Index_20_Link" text:visited-style-name="Index_20_Link">Uninstalling Erk Plugins<text:tab/>1</text:a></text:p>
          <text:p text:style-name="P37"><text:a xlink:type="simple" xlink:href="#__RefHeading___Toc378_3955666727" text:style-name="Index_20_Link" text:visited-style-name="Index_20_Link">Writing an Erk Plugin<text:tab/>2</text:a></text:p>
          <text:p text:style-name="P35"><text:a xlink:type="simple" xlink:href="#__RefHeading___Toc380_3955666727" text:style-name="Index_20_Link" text:visited-style-name="Index_20_Link">Plugin Attributes<text:tab/>2</text:a></text:p>
          <text:p text:style-name="P36"><text:a xlink:type="simple" xlink:href="#__RefHeading___Toc382_3955666727" text:style-name="Index_20_Link" text:visited-style-name="Index_20_Link">name<text:tab/>2</text:a></text:p>
          <text:p text:style-name="P36"><text:a xlink:type="simple" xlink:href="#__RefHeading___Toc384_3955666727" text:style-name="Index_20_Link" text:visited-style-name="Index_20_Link">description<text:tab/>2</text:a></text:p>
          <text:p text:style-name="P36"><text:a xlink:type="simple" xlink:href="#__RefHeading___Toc386_3955666727" text:style-name="Index_20_Link" text:visited-style-name="Index_20_Link">author<text:tab/>2</text:a></text:p>
          <text:p text:style-name="P36"><text:a xlink:type="simple" xlink:href="#__RefHeading___Toc388_3955666727" text:style-name="Index_20_Link" text:visited-style-name="Index_20_Link">version<text:tab/>3</text:a></text:p>
          <text:p text:style-name="P36"><text:a xlink:type="simple" xlink:href="#__RefHeading___Toc390_3955666727" text:style-name="Index_20_Link" text:visited-style-name="Index_20_Link">source<text:tab/>3</text:a></text:p>
          <text:p text:style-name="P36"><text:a xlink:type="simple" xlink:href="#__RefHeading___Toc392_3955666727" text:style-name="Index_20_Link" text:visited-style-name="Index_20_Link">website<text:tab/>3</text:a></text:p>
          <text:p text:style-name="P35"><text:a xlink:type="simple" xlink:href="#__RefHeading___Toc394_3955666727" text:style-name="Index_20_Link" text:visited-style-name="Index_20_Link">Plugin Methods<text:tab/>3</text:a></text:p>
          <text:p text:style-name="P36"><text:a xlink:type="simple" xlink:href="#__RefHeading___Toc397_3955666727" text:style-name="Index_20_Link" text:visited-style-name="Index_20_Link">load<text:tab/>3</text:a></text:p>
          <text:p text:style-name="P36"><text:a xlink:type="simple" xlink:href="#__RefHeading___Toc400_3955666727" text:style-name="Index_20_Link" text:visited-style-name="Index_20_Link">unload<text:tab/>3</text:a></text:p>
          <text:p text:style-name="P36"><text:a xlink:type="simple" xlink:href="#__RefHeading___Toc403_3955666727" text:style-name="Index_20_Link" text:visited-style-name="Index_20_Link">input<text:tab/>3</text:a></text:p>
          <text:p text:style-name="P36"><text:a xlink:type="simple" xlink:href="#__RefHeading___Toc433_3955666727" text:style-name="Index_20_Link" text:visited-style-name="Index_20_Link">public<text:tab/>4</text:a></text:p>
          <text:p text:style-name="P36"><text:a xlink:type="simple" xlink:href="#__RefHeading___Toc435_3955666727" text:style-name="Index_20_Link" text:visited-style-name="Index_20_Link">private<text:tab/>4</text:a></text:p>
          <text:p text:style-name="P35"><text:a xlink:type="simple" xlink:href="#__RefHeading___Toc438_3955666727" text:style-name="Index_20_Link" text:visited-style-name="Index_20_Link">Built-In Methods<text:tab/>4</text:a></text:p>
          <text:p text:style-name="P36"><text:a xlink:type="simple" xlink:href="#__RefHeading___Toc440_3955666727" text:style-name="Index_20_Link" text:visited-style-name="Index_20_Link">info<text:tab/>4</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p text:style-name="P3"/>
      <text:p text:style-name="P3"/>
      <text:p text:style-name="P3"/>
      <text:p text:style-name="P3"/>
      <text:p text:style-name="P3"/>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24">1</text:p>
          </table:table-cell>
          <table:table-cell table:style-name="Table2.B1" office:value-type="string">
            <text:p text:style-name="P21"><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1"/>
      <text:p text:style-name="P4">Then, create the rest of the class. The following plugin will no <text:span text:style-name="T11">nothing</text:span><text:span text:style-name="T12">,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23">1</text:p>
            <text:p text:style-name="P25">2</text:p>
            <text:p text:style-name="P25">3</text:p>
            <text:p text:style-name="P25">4</text:p>
            <text:p text:style-name="P25">5</text:p>
            <text:p text:style-name="P25">6</text:p>
            <text:p text:style-name="P25">7</text:p>
            <text:p text:style-name="P25">8</text:p>
            <text:p text:style-name="P25">9</text:p>
            <text:p text:style-name="P25">10</text:p>
            <text:p text:style-name="P25">11</text:p>
            <text:p text:style-name="P25">12</text:p>
            <text:p text:style-name="P25">13</text:p>
            <text:p text:style-name="P25">14</text:p>
            <text:p text:style-name="P25">15</text:p>
            <text:p text:style-name="P25">16</text:p>
            <text:p text:style-name="P25">17</text:p>
            <text:p text:style-name="P25">18</text:p>
            <text:p text:style-name="P25">19</text:p>
            <text:p text:style-name="P25">20</text:p>
            <text:p text:style-name="P25">21</text:p>
          </table:table-cell>
          <table:table-cell table:style-name="Table3.B1" office:value-type="string">
            <text:p text:style-name="P22"><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22"><text:span text:style-name="_5f_OOoComputerSpecial"><text:span text:style-name="T6"/></text:span></text:p>
            <text:p text:style-name="P22"><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22"><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22"><text:span text:style-name="_5f_OOoComputerSpecial"><text:span text:style-name="T6"/></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KeyWord"><text:span text:style-name="T7">pass</text:span></text:span></text:p>
            <text:p text:style-name="P22"><text:span text:style-name="_5f_OOoComputerSpecial"><text:span text:style-name="T6"/></text:span></text:p>
            <text:p text:style-name="P22"><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22"><text:span text:style-name="_5f_OOoComputerSpecial"><text:span text:style-name="T7"><text:s text:c="10"/></text:span></text:span><text:span text:style-name="_5f_OOoComputerKeyWord"><text:span text:style-name="T7">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2"><text:span text:style-name="_5f_OOoComputerKeyWord"><text:span text:style-name="T7"><text:s text:c="10"/>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2"><text:span text:style-name="_5f_OOoComputerKeyWord"><text:span text:style-name="T7"><text:s text:c="10"/>pass</text:span></text:span></text:p>
            <text:p text:style-name="P22"><text:span text:style-name="_5f_OOoComputerKeyWord"><text:span text:style-name="T7"/></text:span></text:p>
            <text:p text:style-name="P22"><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22"><text:span text:style-name="_5f_OOoComputerKeyWord"><text:span text:style-name="T7"><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12">Plugins have only two </text:span><text:span text:style-name="T11">required</text:span><text:span text:style-name="T12"> attributes: </text:span><text:span text:style-name="T8">name</text:span><text:span text:style-name="T12"> and </text:span><text:span text:style-name="T8">description</text:span><text:span text:style-name="T12">. </text:span><text:span text:style-name="T13">Plugins can also possess four other optional attributes: </text:span><text:span text:style-name="T9">author</text:span><text:span text:style-name="T13">, </text:span><text:span text:style-name="T9">version</text:span><text:span text:style-name="T13">, </text:span><text:span text:style-name="T9">source</text:span><text:span text:style-name="T13">, and </text:span><text:span text:style-name="T9">website</text:span><text:span text:style-name="T13">.</text:span></text:p>
      <text:h text:style-name="P28" text:outline-level="3"><text:bookmark-start text:name="__RefHeading___Toc382_3955666727"/>name<text:bookmark-end text:name="__RefHeading___Toc382_3955666727"/></text:h>
      <text:p text:style-name="P5"><text:span text:style-name="T12">This is the name of the plugin. It must be unique (that is, no other loaded plugin can use the same name). It can contain spaces. All plugins are required to have a </text:span><text:span text:style-name="T8">name</text:span><text:span text:style-name="T12"> attribute.</text:span></text:p>
      <text:h text:style-name="P29" text:outline-level="3"><text:bookmark-start text:name="__RefHeading___Toc384_3955666727"/>description<text:bookmark-end text:name="__RefHeading___Toc384_3955666727"/></text:h>
      <text:p text:style-name="P5"><text:span text:style-name="T12">This describes the plugin. It can also contain spaces, but it does not have to be unique. All plugins are required to have a </text:span><text:span text:style-name="T8">description</text:span><text:span text:style-name="T12"> attribute.</text:span></text:p>
      <text:h text:style-name="P28" text:outline-level="3"><text:bookmark-start text:name="__RefHeading___Toc386_3955666727"/>author<text:bookmark-end text:name="__RefHeading___Toc386_3955666727"/></text:h>
      <text:p text:style-name="P5">The name of the person (or persons) who created/maintain the plugin.</text:p>
      <text:h text:style-name="P28" text:outline-level="3"><text:bookmark-start text:name="__RefHeading___Toc388_3955666727"/>version<text:bookmark-end text:name="__RefHeading___Toc388_3955666727"/></text:h>
      <text:p text:style-name="P5">A string representing the plugin's version.</text:p>
      <text:h text:style-name="P28"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28"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1">they must have at least one of the methods</text:span> to be a valid plugin.</text:p>
      <text:p text:style-name="P5"/>
      <text:p text:style-name="P13"><text:span text:style-name="T16">Most of the methods are passed an instance of </text:span><text:span text:style-name="T3">twisted.words.protocols.irc.IRCClient</text:span><text:span text:style-name="T16">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16">. The instance has been modified so that any outgoing messages are displayed in the client (so, if you use the </text:span><text:span text:style-name="T4">msg()</text:span><text:span text:style-name="T16"> method to send a PRIVMSG command, the message sent will be displayed in the appropriate channel or private chat window).</text:span></text:p>
      <text:h text:style-name="P28"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30" text:outline-level="3"><text:bookmark-start text:name="__RefHeading___Toc400_3955666727"/><text:span text:style-name="T14">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1">None</text:p>
          </table:table-cell>
        </table:table-row>
        <table:table-row>
          <table:table-cell table:style-name="Table5.A1" office:value-type="string">
            <text:p text:style-name="P7">Description</text:p>
          </table:table-cell>
          <table:table-cell table:style-name="Table5.B2" office:value-type="string">
            <text:p text:style-name="P11">This method is <text:span text:style-name="T15">executed when the plugin is unloaded from memory; if not otherwise unloaded, this method is executed when Erk shuts down.</text:span></text:p>
          </table:table-cell>
        </table:table-row>
      </table:table>
      <text:h text:style-name="P31"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7">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17">Description</text:p>
          </table:table-cell>
          <table:table-cell table:style-name="Table6.B2" office:value-type="string">
            <text:p text:style-name="Standard">This method is <text:span text:style-name="T15">executed whenever a user enters text into the Erk IRC client and presses enter. </text:span><text:span text:style-name="T3">name</text:span><text:span text:style-name="T15"> contains the "name" of the window the text was entered into. If entered into a non-chat server console, </text:span><text:span text:style-name="T3">name</text:span><text:span text:style-name="T15"> will be set to "Server"; other wise, </text:span><text:span text:style-name="T3">name</text:span><text:span text:style-name="T15"> will contain the name of the channel the text was entered into (if entered into a channel chat window) or the name of a user (if entered into a private chat window). </text:span><text:span text:style-name="T3">text</text:span><text:span text:style-name="T15">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1">Be careful with this</text:span>. It's trivially easy to implement a plugin that can prevent <text:span text:style-name="T11">any</text:span><text:span text:style-name="T12"> user input at all:</text:span></text:p>
            <table:table table:name="Table7" table:style-name="Table7">
              <table:table-column table:style-name="Table7.A"/>
              <table:table-column table:style-name="Table7.B"/>
              <table:table-row>
                <table:table-cell table:style-name="Table7.A1" office:value-type="string">
                  <text:p text:style-name="P14"><text:soft-page-break/><text:span text:style-name="T12">1</text:span></text:p>
                  <text:p text:style-name="P14"><text:span text:style-name="T12">2</text:span></text:p>
                </table:table-cell>
                <table:table-cell table:style-name="Table7.B1" office:value-type="string">
                  <text:p text:style-name="P12"><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2"><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Standard"><text:span text:style-name="T12"/></text:p>
            <text:p text:style-name="P15"><text:span text:style-name="T12">Only return </text:span><text:span text:style-name="T8">True</text:span><text:span text:style-name="T12"> if no further processing of the text is required; for example, when implementing a custom command, returning </text:span><text:span text:style-name="T8">True</text:span><text:span text:style-name="T12"> prevents the user's command input being sent to the server as a PRIVMSG.</text:span></text:p>
          </table:table-cell>
        </table:table-row>
      </table:table>
      <text:h text:style-name="P33"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16"><text:span text:style-name="T2">client</text:span> (instance of <text:span text:style-name="T2">twisted.words.protocols.irc.IRCClient</text:span>), <text:span text:style-name="T5">channel</text:span> (string), <text:span text:style-name="T5">user</text:span> (string), <text:span text:style-name="T5">message</text:span><text:span text:style-name="T17"> (string)</text:span></text:p>
          </table:table-cell>
        </table:table-row>
        <table:table-row>
          <table:table-cell table:style-name="Table8.A1" office:value-type="string">
            <text:p text:style-name="P8">Description</text:p>
          </table:table-cell>
          <table:table-cell table:style-name="Table8.B2" office:value-type="string">
            <text:p text:style-name="P16">This method is <text:span text:style-name="T15">executed when the Erk client receives a public (channel) chat message. </text:span><text:span text:style-name="T3">channel</text:span><text:span text:style-name="T15"> contains the name of the channel the chat originated from.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P33"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16"><text:span text:style-name="T2">client</text:span> (instance of <text:span text:style-name="T2">twisted.words.protocols.irc.IRCClient</text:span>), <text:span text:style-name="T5">user</text:span> (string), <text:span text:style-name="T5">message</text:span><text:span text:style-name="T17"> (string)</text:span></text:p>
          </table:table-cell>
        </table:table-row>
        <table:table-row>
          <table:table-cell table:style-name="Table9.A1" office:value-type="string">
            <text:p text:style-name="P8">Description</text:p>
          </table:table-cell>
          <table:table-cell table:style-name="Table9.B2" office:value-type="string">
            <text:p text:style-name="P16">This method is <text:span text:style-name="T15">executed when the Erk client receives a private chat message. </text:span><text:span text:style-name="T3">user</text:span><text:span text:style-name="T15"> contains information about the user that sent the message; this is presented in the format provided by the server: </text:span><text:span text:style-name="T3">nickname</text:span><text:span text:style-name="T10">!</text:span><text:span text:style-name="T3">username</text:span><text:span text:style-name="T10">@</text:span><text:span text:style-name="T3">hostname</text:span><text:span text:style-name="T15">. </text:span><text:span text:style-name="T3">message</text:span><text:span text:style-name="T15"> contains the contents of the message sent.</text:span></text:p>
          </table:table-cell>
        </table:table-row>
      </table:table>
      <text:h text:style-name="Heading_20_2" text:outline-level="2"><text:bookmark-start text:name="__RefHeading___Toc438_3955666727"/>Buil<text:span text:style-name="T18">t</text:span>-In Methods<text:bookmark-end text:name="__RefHeading___Toc438_3955666727"/></text:h>
      <text:p text:style-name="P18">Plugins also contain several built-in methods to interact with the Erk IRC client.</text:p>
      <text:h text:style-name="P34"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19">None</text:p>
          </table:table-cell>
        </table:table-row>
        <table:table-row>
          <table:table-cell table:style-name="Table10.A1" office:value-type="string">
            <text:p text:style-name="P10">Returns</text:p>
          </table:table-cell>
          <table:table-cell table:style-name="Table10.B2" office:value-type="string">
            <text:p text:style-name="P18">String</text:p>
          </table:table-cell>
        </table:table-row>
        <table:table-row>
          <table:table-cell table:style-name="Table10.A1" office:value-type="string">
            <text:p text:style-name="P9">Description</text:p>
          </table:table-cell>
          <table:table-cell table:style-name="Table10.B3" office:value-type="string">
            <text:p text:style-name="P18">Returns a string containing the application name and version of the Erk IRC client.</text:p>
          </table:table-cell>
        </table:table-row>
      </table:table>
      <text:h text:style-name="P32" text:outline-level="3"><text:span text:style-name="T11"/></text:h>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1:22:22.297000000</dc:date>
    <meta:editing-duration>PT20M46S</meta:editing-duration>
    <meta:editing-cycles>7</meta:editing-cycles>
    <meta:generator>LibreOffice/6.2.0.3$Windows_X86_64 LibreOffice_project/98c6a8a1c6c7b144ce3cc729e34964b47ce25d62</meta:generator>
    <meta:document-statistic meta:table-count="10" meta:image-count="1" meta:object-count="0" meta:page-count="4" meta:paragraph-count="124" meta:word-count="892" meta:character-count="5588" meta:non-whitespace-character-count="4714"/>
  </office:meta>
</office:document-meta>
</file>